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obster" svg:font-family="Lobster"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4" style:parent-style-name="Standard" style:family="paragraph">
      <style:paragraph-properties fo:text-align="center"/>
    </style:style>
    <style:style style:name="T5" style:parent-style-name="DefaultParagraphFont" style:family="text">
      <style:text-properties fo:font-weight="bold" style:font-weight-asian="bold" fo:font-size="48pt" style:font-size-asian="48pt" style:font-size-complex="48pt"/>
    </style:style>
    <style:style style:name="P6" style:parent-style-name="Heading1"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fo:font-style="italic" style:font-style-asian="italic" fo:font-size="18pt" style:font-size-asian="18pt" style:font-size-complex="18pt"/>
    </style:style>
    <style:style style:name="P9" style:parent-style-name="NormalWeb" style:family="paragraph">
      <style:paragraph-properties fo:margin-top="0.1097in" fo:margin-bottom="0.1097in" fo:background-color="#FFFFFF"/>
    </style:style>
    <style:style style:name="T10" style:parent-style-name="DefaultParagraphFont" style:family="text">
      <style:text-properties style:font-name="Arial" style:font-name-complex="Arial" fo:font-size="10.5pt" style:font-size-asian="10.5pt" style:font-size-complex="10.5pt"/>
    </style:style>
    <style:style style:name="P11" style:parent-style-name="NormalWeb" style:family="paragraph">
      <style:paragraph-properties fo:margin-top="0.1097in" fo:margin-bottom="0.1097in" fo:background-color="#FFFFFF"/>
    </style:style>
    <style:style style:name="T12" style:parent-style-name="DefaultParagraphFont" style:family="text">
      <style:text-properties style:font-name="Arial" style:font-name-complex="Arial" fo:font-size="10.5pt" style:font-size-asian="10.5pt" style:font-size-complex="10.5pt"/>
    </style:style>
    <style:style style:name="P13" style:parent-style-name="NormalWeb" style:family="paragraph">
      <style:paragraph-properties fo:margin-top="0.1097in" fo:margin-bottom="0.1097in" fo:background-color="#FFFFFF"/>
    </style:style>
    <style:style style:name="T14" style:parent-style-name="DefaultParagraphFont" style:family="text">
      <style:text-properties style:font-name="Arial" style:font-name-complex="Arial" fo:font-size="10.5pt" style:font-size-asian="10.5pt" style:font-size-complex="10.5pt"/>
    </style:style>
    <style:style style:name="P15" style:parent-style-name="NormalWeb" style:family="paragraph">
      <style:paragraph-properties fo:margin-top="0.1097in" fo:margin-bottom="0.1097in" fo:background-color="#FFFFFF"/>
    </style:style>
    <style:style style:name="T16" style:parent-style-name="DefaultParagraphFont" style:family="text">
      <style:text-properties style:font-name="Arial" style:font-name-complex="Arial" fo:font-size="10.5pt" style:font-size-asian="10.5pt" style:font-size-complex="10.5pt"/>
    </style:style>
    <style:style style:name="P17" style:parent-style-name="NormalWeb" style:family="paragraph">
      <style:paragraph-properties fo:margin-top="0.1097in" fo:margin-bottom="0.1097in" fo:background-color="#FFFFFF"/>
    </style:style>
    <style:style style:name="T18" style:parent-style-name="DefaultParagraphFont" style:family="text">
      <style:text-properties style:font-name="Arial" style:font-name-complex="Arial" fo:font-size="10.5pt" style:font-size-asian="10.5pt" style:font-size-complex="10.5pt"/>
    </style:style>
    <style:style style:name="P19" style:parent-style-name="NormalWeb" style:family="paragraph">
      <style:paragraph-properties fo:margin-top="0.1097in" fo:margin-bottom="0.1097in" fo:background-color="#FFFFFF"/>
    </style:style>
    <style:style style:name="T20" style:parent-style-name="DefaultParagraphFont" style:family="text">
      <style:text-properties style:font-name="Arial" style:font-name-complex="Arial" fo:font-size="10.5pt" style:font-size-asian="10.5pt" style:font-size-complex="10.5pt"/>
    </style:style>
    <style:style style:name="P21" style:parent-style-name="NormalWeb" style:family="paragraph">
      <style:paragraph-properties fo:margin-top="0.1097in" fo:margin-bottom="0.1097in" fo:background-color="#FFFFFF"/>
    </style:style>
    <style:style style:name="T22" style:parent-style-name="DefaultParagraphFont" style:family="text">
      <style:text-properties style:font-name="Arial" style:font-name-complex="Arial" fo:font-size="10.5pt" style:font-size-asian="10.5pt" style:font-size-complex="10.5pt"/>
    </style:style>
    <style:style style:name="P23" style:parent-style-name="NormalWeb" style:family="paragraph">
      <style:paragraph-properties fo:margin-top="0.1097in" fo:margin-bottom="0.1097in" fo:background-color="#FFFFFF"/>
    </style:style>
    <style:style style:name="T24" style:parent-style-name="DefaultParagraphFont" style:family="text">
      <style:text-properties style:font-name="Arial" style:font-name-complex="Arial" fo:font-size="10.5pt" style:font-size-asian="10.5pt" style:font-size-complex="10.5pt"/>
    </style:style>
    <style:style style:name="T25" style:parent-style-name="DefaultParagraphFont" style:family="text">
      <style:text-properties style:font-name="Arial" style:font-name-complex="Arial" fo:font-size="10.5pt" style:font-size-asian="10.5pt" style:font-size-complex="10.5pt"/>
    </style:style>
    <style:style style:name="P26" style:parent-style-name="NormalWeb" style:family="paragraph">
      <style:paragraph-properties fo:margin-top="0.1097in" fo:margin-bottom="0.1097in" fo:background-color="#FFFFFF"/>
    </style:style>
    <style:style style:name="T27" style:parent-style-name="DefaultParagraphFont" style:family="text">
      <style:text-properties style:font-name="Arial" style:font-name-complex="Arial" fo:font-size="10.5pt" style:font-size-asian="10.5pt" style:font-size-complex="10.5pt"/>
    </style:style>
    <style:style style:name="P28" style:parent-style-name="NormalWeb" style:family="paragraph">
      <style:paragraph-properties fo:margin-top="0.1097in" fo:margin-bottom="0.1097in" fo:background-color="#FFFFFF"/>
    </style:style>
    <style:style style:name="T29" style:parent-style-name="DefaultParagraphFont" style:family="text">
      <style:text-properties style:font-name="Arial" style:font-name-complex="Arial" fo:font-size="10.5pt" style:font-size-asian="10.5pt" style:font-size-complex="10.5pt"/>
    </style:style>
    <style:style style:name="P30" style:parent-style-name="NormalWeb" style:family="paragraph">
      <style:paragraph-properties fo:margin-top="0.1097in" fo:margin-bottom="0.1097in" fo:background-color="#FFFFFF"/>
    </style:style>
    <style:style style:name="T31" style:parent-style-name="DefaultParagraphFont" style:family="text">
      <style:text-properties style:font-name="Arial" style:font-name-complex="Arial" fo:font-size="10.5pt" style:font-size-asian="10.5pt" style:font-size-complex="10.5pt"/>
    </style:style>
    <style:style style:name="T32" style:parent-style-name="DefaultParagraphFont" style:family="text">
      <style:text-properties style:font-name="Arial" style:font-name-complex="Arial" fo:font-size="10.5pt" style:font-size-asian="10.5pt" style:font-size-complex="10.5pt"/>
    </style:style>
    <style:style style:name="P33" style:parent-style-name="NormalWeb" style:family="paragraph">
      <style:paragraph-properties fo:margin-top="0.1097in" fo:margin-bottom="0.1097in" fo:background-color="#FFFFFF"/>
    </style:style>
    <style:style style:name="T34" style:parent-style-name="DefaultParagraphFont" style:family="text">
      <style:text-properties style:font-name="Arial" style:font-name-complex="Arial" fo:font-size="10.5pt" style:font-size-asian="10.5pt" style:font-size-complex="10.5pt"/>
    </style:style>
    <style:style style:name="T35" style:parent-style-name="DefaultParagraphFont" style:family="text">
      <style:text-properties style:font-name="Arial" style:font-name-complex="Arial" fo:font-size="10.5pt" style:font-size-asian="10.5pt" style:font-size-complex="10.5pt"/>
    </style:style>
    <style:style style:name="P36" style:parent-style-name="NormalWeb" style:family="paragraph">
      <style:paragraph-properties fo:margin-top="0.1097in" fo:margin-bottom="0.1097in" fo:background-color="#FFFFFF"/>
    </style:style>
    <style:style style:name="T37" style:parent-style-name="DefaultParagraphFont" style:family="text">
      <style:text-properties style:font-name="Arial" style:font-name-complex="Arial" fo:font-size="10.5pt" style:font-size-asian="10.5pt" style:font-size-complex="10.5pt"/>
    </style:style>
    <style:style style:name="T38" style:parent-style-name="DefaultParagraphFont" style:family="text">
      <style:text-properties style:font-name="Arial" style:font-name-complex="Arial" fo:font-size="10.5pt" style:font-size-asian="10.5pt" style:font-size-complex="10.5pt"/>
    </style:style>
    <style:style style:name="P39" style:parent-style-name="NormalWeb" style:family="paragraph">
      <style:paragraph-properties fo:margin-top="0.1097in" fo:margin-bottom="0.1097in" fo:background-color="#FFFFFF"/>
    </style:style>
    <style:style style:name="T40" style:parent-style-name="DefaultParagraphFont" style:family="text">
      <style:text-properties style:font-name="Arial" style:font-name-complex="Arial" fo:font-size="10.5pt" style:font-size-asian="10.5pt" style:font-size-complex="10.5pt"/>
    </style:style>
    <style:style style:name="P41" style:parent-style-name="NormalWeb" style:family="paragraph">
      <style:paragraph-properties fo:margin-top="0.1097in" fo:margin-bottom="0.1097in" fo:background-color="#FFFFFF"/>
    </style:style>
    <style:style style:name="T42" style:parent-style-name="DefaultParagraphFont" style:family="text">
      <style:text-properties style:font-name="Arial" style:font-name-complex="Arial" fo:font-size="10.5pt" style:font-size-asian="10.5pt" style:font-size-complex="10.5pt"/>
    </style:style>
    <style:style style:name="P43" style:parent-style-name="NormalWeb" style:family="paragraph">
      <style:paragraph-properties fo:margin-top="0.1097in" fo:margin-bottom="0.1097in" fo:background-color="#FFFFFF"/>
    </style:style>
    <style:style style:name="T44" style:parent-style-name="DefaultParagraphFont" style:family="text">
      <style:text-properties style:font-name="Arial" style:font-name-complex="Arial" fo:font-size="10.5pt" style:font-size-asian="10.5pt" style:font-size-complex="10.5pt"/>
    </style:style>
    <style:style style:name="P45" style:parent-style-name="NormalWeb" style:family="paragraph">
      <style:paragraph-properties fo:margin-top="0.1097in" fo:margin-bottom="0.1097in" fo:background-color="#FFFFFF"/>
    </style:style>
    <style:style style:name="T46" style:parent-style-name="DefaultParagraphFont" style:family="text">
      <style:text-properties style:font-name="Arial" style:font-name-complex="Arial" fo:font-size="10.5pt" style:font-size-asian="10.5pt" style:font-size-complex="10.5pt"/>
    </style:style>
    <style:style style:name="T47" style:parent-style-name="DefaultParagraphFont" style:family="text">
      <style:text-properties style:font-name="Arial" style:font-name-complex="Arial" fo:font-size="10.5pt" style:font-size-asian="10.5pt" style:font-size-complex="10.5pt"/>
    </style:style>
    <style:style style:name="P48" style:parent-style-name="Heading1" style:family="paragraph">
      <style:paragraph-properties fo:break-before="page"/>
    </style:style>
    <style:style style:name="T49" style:parent-style-name="DefaultParagraphFont" style:family="text">
      <style:text-properties fo:font-size="16pt" style:font-size-asian="16pt" style:font-size-complex="16pt"/>
    </style:style>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T68" style:parent-style-name="DefaultParagraphFont" style:family="text">
      <style:text-properties fo:color="#1155CC" style:text-underline-type="single" style:text-underline-style="solid" style:text-underline-width="auto" style:text-underline-mode="continuous"/>
    </style:style>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style:style style:name="P75" style:parent-style-name="Standard" style:family="paragraph"/>
    <style:style style:name="P76" style:parent-style-name="Standard" style:family="paragraph"/>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style style:name="P82" style:parent-style-name="Standard" style:family="paragraph"/>
    <style:style style:name="P83" style:parent-style-name="Standard" style:family="paragraph"/>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style style:name="P89" style:parent-style-name="Standard" style:family="paragraph"/>
    <style:style style:name="P90" style:parent-style-name="Standard" style:family="paragraph"/>
    <style:style style:name="P91" style:parent-style-name="Standard" style:family="paragraph"/>
    <style:style style:name="P92" style:parent-style-name="Heading1" style:family="paragraph">
      <style:paragraph-properties fo:break-before="page"/>
    </style:style>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style:style style:name="P97" style:parent-style-name="Standard" style:family="paragraph"/>
    <style:style style:name="P98" style:parent-style-name="Standard" style:family="paragraph"/>
    <style:style style:name="P99" style:parent-style-name="Heading1" style:family="paragraph">
      <style:paragraph-properties fo:break-before="page"/>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5">Data Science Project Protocol</text:span></text:p>
      <text:h text:style-name="P6" text:outline-level="1">Toronto Hair Salon No-Show and Late cancellation analysis</text:h>
      <text:p text:style-name="Standard"/>
      <text:p text:style-name="P7"><text:span text:style-name="T8">Author: <text:s/>Eric Abitbo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1r4gxw8o7kz8"/><text:bookmark-end text:name="_1r4gxw8o7kz8"/>Introduction</text:h>
      <text:p text:style-name="Standard"/>
      <text:p text:style-name="P9"><text:span text:style-name="T10">The goal of project is to build a model to predict a no-show or a late cancellation scenario on a future appointment in a hairdresser’s salon.</text:span></text:p>
      <text:p text:style-name="P11"><text:span text:style-name="T12">Before delving into the specific scenario of a Toronto hair salon for which Kaggle provided a dataset, here a few facts on no-shows that can help us to understand the far-reaching impact of missed appointments on service-based businesses or health care systems.</text:span></text:p>
      <text:p text:style-name="P13"><text:span text:style-name="T14">At first in which situations can occur a no-show?</text:span></text:p>
      <text:list text:style-name="LFO1" text:continue-numbering="true">
        <text:list-item>
          <text:p text:style-name="P15"><text:span text:style-name="T16">A person does not show up on a meeting he was supposed to attend (e.g. doctor) without giving any prior notice or</text:span></text:p>
        </text:list-item>
        <text:list-item>
          <text:p text:style-name="P17"><text:span text:style-name="T18">A spectator does not attend a sport event or any other public event for which he booked a ticket.</text:span></text:p>
        </text:list-item>
        <text:list-item>
          <text:p text:style-name="P19"><text:span text:style-name="T20">A passenger does not show up for a flight for which he booked a seat.</text:span></text:p>
        </text:list-item>
        <text:list-item>
          <text:p text:style-name="P21"><text:span text:style-name="T22">A hotel guest booked a room and does not turn up without informing the hotel</text:span></text:p>
        </text:list-item>
      </text:list>
      <text:p text:style-name="P23"><text:span text:style-name="T24">Late cancellations (or even “last minute” cancellation) are also a challenge faced by businesses and that can impact as badly as no-shows (</text:span>e.g.<text:span text:style-name="T25"><text:s/>the hotel industry). <text:s/></text:span></text:p>
      <text:p text:style-name="P26"><text:span text:style-name="T27">No shows and late cancellations generate a loss of productivity/effective time allocation and of revenues. They in addition hurt the rest of your customer base by increasing waiting times for getting an appointment or a service.</text:span></text:p>
      <text:p text:style-name="P28"><text:span text:style-name="T29">In order to understand the magnitude and the importance of this area of study, we’ll discuss quickly no-show impact on health care systems where it is a critical issue.</text:span></text:p>
      <text:list text:style-name="WWNum9" text:continue-numbering="true">
        <text:list-item>
          <text:p text:style-name="P30"><text:span text:style-name="T31">Medical appointment no-shows are a plague in the public health care field. As shown in a BMC health service system study</text:span><text:span text:style-name="FootnoteReference"><text:note text:note-class="footnote" text:id="_ftn0"><text:note-citation>1</text:note-citation><text:note-body><text:p text:style-name="FootnoteText"><text:s/>US National library of Medicine<text:s/><text:a xlink:href="https://www.ncbi.nlm.nih.gov/pmc/articles/PMC4714455/" office:target-frame-name="_top" xlink:show="replace">https://www.ncbi.nlm.nih.gov/pmc/articles/PMC4714455</text:a>/</text:p></text:note-body></text:note></text:span><text:span text:style-name="T32"><text:s/>, they may represent up to 18% of all the appointments. Each missed appointment cost in 2008 the US health care system $200. Last studies indicate an increase in no-show rates and in missed appointment cost</text:span></text:p>
        </text:list-item>
      </text:list>
      <text:list text:style-name="WWNum9" text:continue-numbering="true">
        <text:list-item>
          <text:p text:style-name="P33"><text:span text:style-name="T34">Therefore, reducing the rate of no-shows is a top priority around the world.  Various strategies</text:span><text:span text:style-name="FootnoteReference"><text:note text:note-class="footnote" text:id="_ftn1"><text:note-citation>2</text:note-citation><text:note-body><text:p text:style-name="FootnoteText">US National library of Medicine<text:s/><text:a xlink:href="https://www.ncbi.nlm.nih.gov/pmc/articles/PMC3962267/" office:target-frame-name="_top" xlink:show="replace">https://www.ncbi.nlm.nih.gov/pmc/articles/PMC3962267/</text:a></text:p></text:note-body></text:note></text:span><text:span text:style-name="FootnoteReference"><text:s/></text:span><text:span text:style-name="T35">have been conducted in order to determine the ways to reduce no shows such as call reminders, behavioral engagement strategies (e.g. contingency management), reducing waiting time (e.g. double-booked appointments, centralized appointment scheduling, etc..) increasing capacity (adding appointment slots), improving environment, etc. <text:s/></text:span></text:p>
        </text:list-item>
      </text:list>
      <text:p text:style-name="P36"><text:span text:style-name="T37">Various studies on no-show in the medicine appointments found that “the most important indicators of future patient no-show behavior were past appointment history, appointment lead time, and multiple appointments on the same day”</text:span><text:s/><text:span text:style-name="FootnoteReference"><text:note text:note-class="footnote" text:id="_ftn2"><text:note-citation>3</text:note-citation><text:note-body><text:p text:style-name="FootnoteText">Military Medicine Vol 182 May/June 2017</text:p></text:note-body></text:note></text:span><text:span text:style-name="T38">.</text:span></text:p>
      <text:p text:style-name="P39"><text:span text:style-name="T40">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p>
      <text:p text:style-name="P41"><text:span text:style-name="T42">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p>
      <text:p text:style-name="P43"><text:span text:style-name="T44">N.B: We will not deal in this project with the recommendations and methods to decrease the no-show ratio and test their actual impact (double booking, adding appointment slots, reminder calls, etc..).</text:span></text:p>
      <text:p text:style-name="P45"><text:span text:style-name="T46"><text:s/></text:span><text:span text:style-name="T47"><text:line-break/></text:span></text:p>
      <text:p text:style-name="Standard"/>
      <text:h text:style-name="P48" text:outline-level="1"><text:bookmark-start text:name="_pxccdlzkgmu"/><text:bookmark-end text:name="_pxccdlzkgmu"/>Methodology<text:s/><text:span text:style-name="T49">(Project design)</text:span></text:h>
      <text:h text:style-name="Heading2" text:outline-level="2"><text:bookmark-start text:name="_ot658i95qty1"/><text:bookmark-end text:name="_ot658i95qty1"/>Data</text:h>
      <text:p text:style-name="Standard"/>
      <text:p text:style-name="Standard">Here you have to describe how do you plan to manipulate the data. For this you have to answer to the following questions:</text:p>
      <text:list text:style-name="WWNum4" text:continue-numbering="true">
        <text:list-item>
          <text:p text:style-name="P50">Which data will be used?</text:p>
        </text:list-item>
      </text:list>
      <text:list text:style-name="WWNum4" text:continue-numbering="true">
        <text:list-item>
          <text:list>
            <text:list-item>
              <text:p text:style-name="P51">Describe data sources</text:p>
            </text:list-item>
            <text:list-item>
              <text:p text:style-name="P52">Describe possible external data sources that may enrich our data</text:p>
            </text:list-item>
            <text:list-item>
              <text:p text:style-name="P53">Data for external validation?</text:p>
            </text:list-item>
          </text:list>
        </text:list-item>
        <text:list-item>
          <text:p text:style-name="P54">On which time frames periods will your project will be based on?</text:p>
          <text:list text:continue-numbering="true">
            <text:list-item>
              <text:p text:style-name="P55">Time-frame for training</text:p>
            </text:list-item>
            <text:list-item>
              <text:p text:style-name="P56">Time-frame for test?</text:p>
            </text:list-item>
          </text:list>
        </text:list-item>
        <text:list-item>
          <text:p text:style-name="P57">How do you define your subjects?</text:p>
          <text:list text:continue-numbering="true">
            <text:list-item>
              <text:p text:style-name="P58">Inclusion criteria?</text:p>
            </text:list-item>
            <text:list-item>
              <text:p text:style-name="P59">Exclusion criteria?</text:p>
            </text:list-item>
          </text:list>
        </text:list-item>
        <text:list-item>
          <text:p text:style-name="P60">Which would be your outcome variable?</text:p>
        </text:list-item>
        <text:list-item>
          <text:p text:style-name="P61">Are there confounder variables that may affect the outcome?</text:p>
        </text:list-item>
        <text:list-item>
          <text:p text:style-name="P62">Is there a possible source of bias in our data?</text:p>
        </text:list-item>
        <text:list-item>
          <text:p text:style-name="P63">Describe your data exploration strategy.</text:p>
        </text:list-item>
        <text:list-item>
          <text:p text:style-name="P64">Which techniques will be applied to enrich the data?</text:p>
        </text:list-item>
        <text:list-item>
          <text:p text:style-name="P65">How you will deal with outliers?</text:p>
        </text:list-item>
        <text:list-item>
          <text:p text:style-name="P66">How you will deal with missing values</text:p>
        </text:list-item>
        <text:list-item>
          <text:p text:style-name="P67">Add at the end of the protocol (appendix) the<text:s/><text:a xlink:href="#gid=0" office:target-frame-name="_top" xlink:show="replace"><text:span text:style-name="T68">Data retrieval protocol<text:s/></text:span></text:a></text:p>
        </text:list-item>
      </text:list>
      <text:p text:style-name="Standard"/>
      <text:h text:style-name="Heading2" text:outline-level="2"><text:bookmark-start text:name="_iwtvlstcy925"/><text:bookmark-end text:name="_iwtvlstcy925"/>Models</text:h>
      <text:p text:style-name="Standard">Here you have to describe how do you plan to develop your models:</text:p>
      <text:list text:style-name="WWNum2" text:continue-numbering="true">
        <text:list-item>
          <text:p text:style-name="P69">How do you plan to divide your data</text:p>
        </text:list-item>
      </text:list>
      <text:list text:style-name="WWNum2" text:continue-numbering="true">
        <text:list-item>
          <text:list>
            <text:list-item>
              <text:p text:style-name="P70">Training, validation, test - proportions, techniques</text:p>
            </text:list-item>
          </text:list>
        </text:list-item>
        <text:list-item>
          <text:p text:style-name="P71">Do you need to balance your data? How?</text:p>
        </text:list-item>
        <text:list-item>
          <text:p text:style-name="P72">Do you need to stratify/subsample your data? How?</text:p>
        </text:list-item>
        <text:list-item>
          <text:p text:style-name="P73">What techniques will you apply to model your outcome?</text:p>
          <text:list text:continue-numbering="true">
            <text:list-item>
              <text:p text:style-name="P74">Unsupervised</text:p>
            </text:list-item>
            <text:list-item>
              <text:p text:style-name="P75">Regression</text:p>
            </text:list-item>
            <text:list-item>
              <text:p text:style-name="P76">Classification</text:p>
            </text:list-item>
          </text:list>
        </text:list-item>
        <text:list-item>
          <text:p text:style-name="P77">Will you use cross-validation and/or bootstrap?</text:p>
        </text:list-item>
        <text:list-item>
          <text:p text:style-name="P78">Which measures you will use to train and evaluate your models? Why?</text:p>
        </text:list-item>
        <text:list-item>
          <text:p text:style-name="P79">Do you plan to use ensembling or will use your best model?</text:p>
        </text:list-item>
      </text:list>
      <text:p text:style-name="Standard"/>
      <text:h text:style-name="Heading2" text:outline-level="2"><text:bookmark-start text:name="_g728nfnk66iz"/><text:bookmark-end text:name="_g728nfnk66iz"/>Deployment of your model</text:h>
      <text:list text:style-name="WWNum5" text:continue-numbering="true">
        <text:list-item>
          <text:p text:style-name="P80">Who will make the QA of the project?</text:p>
        </text:list-item>
      </text:list>
      <text:list text:style-name="WWNum5" text:continue-numbering="true">
        <text:list-item>
          <text:list>
            <text:list-item>
              <text:p text:style-name="P81">Which units will be assessed</text:p>
            </text:list-item>
            <text:list-item>
              <text:p text:style-name="P82">Write a QA protocol for each step of the project</text:p>
            </text:list-item>
          </text:list>
        </text:list-item>
        <text:list-item>
          <text:p text:style-name="P83">Who is the final user of the predictions?</text:p>
        </text:list-item>
        <text:list-item>
          <text:p text:style-name="P84">How the prediction will be presented to the final user?</text:p>
        </text:list-item>
        <text:list-item>
          <text:p text:style-name="P85">How will the final user be trained to use and interpret the prediction?</text:p>
        </text:list-item>
        <text:list-item>
          <text:p text:style-name="P86">On which platform the predictions will be deployed?</text:p>
        </text:list-item>
        <text:list-item>
          <text:p text:style-name="P87">How frequently the model will be updated?</text:p>
        </text:list-item>
        <text:list-item>
          <text:p text:style-name="P88">What will happen in cases where the model return a null prediction (eg. incomplete data)?</text:p>
        </text:list-item>
        <text:list-item>
          <text:p text:style-name="P89">Which models were used and which were selected for the final prediction.</text:p>
        </text:list-item>
        <text:list-item>
          <text:p text:style-name="P90">Which measurements were used to evaluate the prediction.</text:p>
        </text:list-item>
        <text:list-item>
          <text:p text:style-name="P91">Which results we got from those models.</text:p>
        </text:list-item>
      </text:list>
      <text:p text:style-name="Standard"/>
      <text:p text:style-name="Standard"/>
      <text:h text:style-name="P92" text:outline-level="1"><text:bookmark-start text:name="_hzxuzraoqkum"/><text:bookmark-end text:name="_hzxuzraoqkum"/>Results</text:h>
      <text:p text:style-name="Standard">Here you will present the main results of all the process. We will describe:</text:p>
      <text:list text:style-name="WWNum3" text:continue-numbering="true">
        <text:list-item>
          <text:p text:style-name="P93">The final amount of data used (total, train, test, etc)</text:p>
        </text:list-item>
      </text:list>
      <text:list text:style-name="WWNum3" text:continue-numbering="true">
        <text:list-item>
          <text:p text:style-name="P94">The amount of outliers and the way of treating them,</text:p>
        </text:list-item>
        <text:list-item>
          <text:p text:style-name="P95">The amount of missing values and the methods used for imputing them,</text:p>
        </text:list-item>
        <text:list-item>
          <text:p text:style-name="P96">The distribution of the data (timeframes)</text:p>
        </text:list-item>
        <text:list-item>
          <text:p text:style-name="P97">The methods used to transform the data and to generate new features.</text:p>
        </text:list-item>
        <text:list-item>
          <text:p text:style-name="P98"/>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9" text:outline-level="1"><text:bookmark-start text:name="_7t3p48axc0w0"/><text:bookmark-end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obster" svg:font-family="Lobster"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Textbody"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keep-with-next="always" fo:keep-together="always" fo:margin-bottom="0.0416in"/>
      <style:text-properties fo:font-weight="bold" style:font-weight-asian="bold" style:font-weight-complex="bold" fo:font-size="26pt" style:font-size-asian="26pt" style:font-size-complex="26pt" fo:hyphenate="false"/>
    </style:style>
    <style:style style:name="Subtitle" style:display-name="Subtitle" style:family="paragraph" style:parent-style-name="Standard" style:next-style-name="Textbody">
      <style:paragraph-properties fo:keep-with-next="always" fo:keep-together="always" fo:margin-bottom="0.2222in"/>
      <style:text-properties fo:font-style="italic" style:font-style-asian="italic" style:font-style-complex="italic" fo:color="#666666" fo:font-size="15pt" style:font-size-asian="15pt" style:font-size-complex="15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FootnoteText" style:display-name="Footnote Text" style:family="paragraph" style:parent-style-name="Standard">
      <style:paragraph-properties fo:line-height="100%"/>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fo:line-height="100%">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fo:line-height="100%">
        <style:tab-stops>
          <style:tab-stop style:type="center" style:position="3in"/>
          <style:tab-stop style:type="right" style:position="6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erChar" style:display-name="Header Char" style:family="text" style:parent-style-name="DefaultParagraphFont"/>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style:style>
    <style:style style:name="ListLabel1" style:display-name="ListLabel 1" style:family="text">
      <style:text-properties style:text-underline-type="none"/>
    </style:style>
    <style:style style:name="ListLabel2" style:display-name="ListLabel 2" style:family="text">
      <style:text-properties style:font-name-complex="Courier New"/>
    </style:style>
    <style:style style:name="FootnoteSymbol" style:display-name="Footnote Symbol" style:family="text"/>
    <style:style style:name="Footnoteanchor" style:display-name="Footnote anchor" style:family="text">
      <style:text-properties style:text-position="super 63.6%"/>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text:list-style style:name="WWNum1" style:display-name="WWNum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text:list-style style:name="WWNum2" style:display-name="WW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text:list-style style:name="WWNum3" style:display-name="WW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text:list-style style:name="WWNum4" style:display-name="WW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text:list-style style:name="WWNum5" style:display-name="WW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Wingdings"/>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8" style:display-name="WWNum8">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9" style:display-name="WWNum9">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Lobster" style:font-name-asian="Lobster" style:font-name-complex="Lobster" fo:color="#999999"/>
    </style:style>
    <style:style style:name="T3" style:parent-style-name="DefaultParagraphFont" style:family="text">
      <style:text-properties fo:color="#B7B7B7"/>
    </style:style>
  </office:automatic-styles>
  <office:master-styles>
    <style:master-page style:name="MP0" style:page-layout-name="PL0">
      <style:header>
        <text:p text:style-name="Standard"><text:span text:style-name="T2">TCDS DataScience Protocol</text:span></text:p>
      </style:header>
      <style:footer>
        <text:p text:style-name="Standard"><text:page-number text:fixed="false">7</text:page-number><text:tab/><text:tab/><text:tab/><text:tab/><text:tab/><text:tab/><text:tab/><text:tab/><text:tab/><text:tab/><text:s text:c="2"/><text:span text:style-name="T3">© Eric Abitbol</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c Abitbol</meta:initial-creator>
    <dc:creator>Eric Abitbol</dc:creator>
    <meta:creation-date>2019-01-31T22:37:00Z</meta:creation-date>
    <dc:date>2019-01-31T22:37:00Z</dc:date>
    <meta:template xlink:href="Normal.dotm" xlink:type="simple"/>
    <meta:editing-cycles>2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 meta:word-count="922" meta:character-count="6167" meta:row-count="43" meta:non-whitespace-character-count="5257"/>
  </office:meta>
</office:document-meta>
</file>